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 relacyjny:</text:p>
      <text:p text:style-name="Standard">(pogrubienie – klucz podstawowy, podkreślenie – klucz obcy) </text:p>
      <text:p text:style-name="Standard"/>
      <text:p text:style-name="Standard">1. Strefy_komunikacyjne (<text:span text:style-name="T1">id_strefy</text:span>, <text:span text:style-name="T2">id_zajezdni,</text:span> <text:span text:style-name="T2">id_trasy</text:span><text:span text:style-name="T4">, zakres)</text:span></text:p>
      <text:p text:style-name="Standard">2. Zajezdnie (<text:span text:style-name="T1">id_zajezdni</text:span>, <text:span text:style-name="T2">jaka_strefa</text:span>, ilość_autobusów, czy_jest_warsztat, czy_jest_myjnia, czy_można_tankować, liczba_miejsc_na_autobusy, adres)</text:p>
      <text:p text:style-name="Standard">3. Autobusy (<text:span text:style-name="T1">numer_seryjny</text:span>, <text:span text:style-name="T2">id_zajezdni</text:span>, marka, model, pojemność_baku, moc_silnika, czy_przegubowy, pojemność_baku, moc_silnika, rodzaj_autobusu, czy_niskopodłogowy, czy_przegubowy, spalanie, ilość_miejsc_stojących, ilość_miejsc_siedzących, ilość drzwi, rok_produkcji, przebieg, czy_jest_sprawny, ile_ma_benzyny)</text:p>
      <text:p text:style-name="Standard">4. Kierowcy (<text:span text:style-name="T5">id_kierowcy</text:span>, kategorie_prawa_jazdy, wiek, godziny_pracy)</text:p>
      <text:p text:style-name="Standard">5. <text:span text:style-name="T7">Autobusy_has_kierowcy</text:span> <text:span text:style-name="T6">(</text:span><text:span text:style-name="T5">przypisanie_kierowca_autobus</text:span><text:span text:style-name="T6">, </text:span><text:span text:style-name="T3">numer_seryjny</text:span><text:span text:style-name="T6">, </text:span><text:span text:style-name="T3">id_kierowcy</text:span><text:span text:style-name="T6">)</text:span></text:p>
      <text:p text:style-name="Standard">6. Numery_linii (<text:span text:style-name="T1">numer_linii</text:span>, <text:span text:style-name="T2">przypisanie_kierowca_autobus</text:span>, jaka_strefa)</text:p>
      <text:p text:style-name="Standard">7. Przystanki (<text:span text:style-name="T1">nazwa</text:span>, czy_NŻ, jaka_strefa)</text:p>
      <text:p text:style-name="Standard">8. Trasy (<text:span text:style-name="T1">id_trasy</text:span>, <text:span text:style-name="T2">numer_linii</text:span>, długość, czas_przejazdu, ilość_przystanków, skąd, dokąd)</text:p>
      <text:p text:style-name="Standard">9. Trasy_has_przystanki (<text:span text:style-name="T2">id_trasy</text:span>, <text:span text:style-name="T2">nazwa</text:span>)</text:p>
      <text:p text:style-name="Standard">10. Trasy_has_strefy_komunikacyjne (<text:span text:style-name="T2">id_trasy</text:span>, <text:span text:style-name="T2">id_strefy</text:span>)</text:p>
      <text:p text:style-name="Standard"/>
      <text:p text:style-name="Standard"/>
      <text:p text:style-name="Standard">Funkcjonalności:</text:p>
      <text:p text:style-name="Standard">- przypisanie określonemu kierowcy, określonego autobusu (pośpiesznego/zwykłego) na konkretnej linii, jeżdżącego na danej trasie (gdzie są określone przystanek początkowy i końcowy, które się zamieniają po przejechaniu, na określonej ilości przystanków), trasa przejeżdża przez określone strefy, z pewnym czasem przejazdu [ZROBIONE]</text:p>
      <text:p text:style-name="Standard">- określony autobus stoi w określonej zajezdni, która ma swój unikalny adres w określonej strefie, można nim wyjechać, jeżeli są dostępni wolni kierowcy (o ile jest sprawny, jeżeli nie, można go naprawić w tej zajezdni, jeżeli jest warsztat) [ZROBIONE]</text:p>
      <text:p text:style-name="Standard">- wysyłanie egzemplarza autobusu mającego status „niesprawny” do naprawy do zajezdni z warsztatem (jeżeli jest dostępny kierowca) [ZROBIONE]</text:p>
      <text:p text:style-name="Standard">- wysyłanie egzemplarza autobusu do zajezdni z myjnią [ZROBIONE]</text:p>
      <text:p text:style-name="Standard">- ustalenie dla konkretnego autobusu liczby cykli jakie ma wykonać w dniu na danej linii [ZROBIONE]</text:p>
      <text:p text:style-name="Standard">- ustalenie kiedy i do jakiej zajezdni zjedzie autobus, jeżeli będzie miał mało paliwa w baku oraz ustalenie o której zjedzie (zależnie od godzin pracy kierowcy) do zajezdni, z której wyruszał</text:p>
      <text:p text:style-name="Standard">- tworzenie nowych linii jeżdżących na danej trasie z określoną ilością przystanków konkretnym rodzajem autobusu (przejeżdżającym przez dane strefy) [ZROBIONE]</text:p>
      <text:p text:style-name="Standard">- w przypadku zwiększenia liczby przystanków, jest możliwość stworzenia większej ilości numerów, bądź poszerzenia trasy o nowe przystanki [ZROBIONE]</text:p>
      <text:p text:style-name="Standard">- w przypadku zakupu nowego pojazdu może być przydzielony dodatkowo na najdłuższej linii [ZROBIONE]</text:p>
      <text:p text:style-name="Standard">- w przypadku rozbudowy miasta, możliwość zwiększenia ilości, bądź rozszerzenia stref [ZROBIONE]</text:p>
      <text:p text:style-name="Standard">- w przypadku zapotrzebowania, zmiana pewnych przystanków „na żądanie” (np. dla autobusów pośpiesznych, którym zmniejszy, bądź wydłuży to trasę) <text:s/>[ZROBIONE]</text:p>
      <text:p text:style-name="Standard">- zmiana etatu kierowcy [ZROBIONE]</text:p>
      <text:p text:style-name="Standard">- wysyłanie kierowców na emeryturę lub przydzielanie im zmniejszonej ilość godzin [ZROBIONE]</text:p>
      <text:p text:style-name="Standard">- każdemu egzemplarzowi możemy nadać liczbę cykli jaką musi wykonać, aby następnie być wolnym i zjechać do zajezdni, z której wyruszył (cykle muszą być tak dostosowane, aby nie mogły przekroczyć godzin pracy danego kierowcy [nadgodziny mogą wyrabiać tylko osoby będące na emeryturze, które mają zmniejszone godziny pracy])</text:p>
      <text:p text:style-name="Standard">- zakup nowego modelu autobusu o danych parametrach po wycofaniu autobusu z racji przebiegu [ZROBIONE]</text:p>
      <text:p text:style-name="Standard"><text:soft-page-break/>- na trasach trudniejszych do pokonania możliwość puszczenia autobusów z większą mocą silnika</text:p>
      <text:p text:style-name="Standard">[ZROBIONE]</text:p>
      <text:p text:style-name="Standard"/>
      <text:p text:style-name="Standard">Reguły:</text:p>
      <text:p text:style-name="Standard">- w każdej zajezdni nie może dojść do przepełnienia miejsca na pojazdy [ZROBIONE]</text:p>
      <text:p text:style-name="Standard">- można wyjechać w trasę pojazdem tylko, jeżeli znajduje się jeszcze jakiś w danej zajezdni [ZROBIONE]</text:p>
      <text:p text:style-name="Standard">- ustalenie dla każdej zajezdni minimalnej ilości autobusów zastępczych (1 kierowca = 1 autobus) </text:p>
      <text:p text:style-name="Standard">- żeby pojazd mógł opuścić zajezdnię musi być sprawny [ZROBIONE]</text:p>
      <text:p text:style-name="Standard">- na dłuższych trasach jeżdżą autobusy przegubowe </text:p>
      <text:p text:style-name="Standard">- zatankować autobus można tylko w zajezdni, w której można tankować, tylko wtedy jeżeli ten pojazd nie jest w pełni zatankowany (nie można zatankować powyżej pojemności baku) [ZROBIONE]</text:p>
      <text:p text:style-name="Standard">- rodzaje autobusów: pośpieszne i zwykłe (pośpieszne mają numery z setkami, jadą trasą, zawsze omijając pewne [co najmniej 1, jeżeli ma tę samą trasę co inna linia] przystanki [w tym zawsze „na żądanie”]) </text:p>
      <text:p text:style-name="Standard">- jeżeli zostanie osiągnięty pewien próg minimalny ilości paliwa w baku to autobus musi wrócić do <text:s/>zajezdni, gdzie można będzie go zatankować </text:p>
      <text:p text:style-name="Standard">- pojazdy, które osiągnęły konkretny przebieg są wycofywane z taboru miejskiego </text:p>
      <text:p text:style-name="Standard">- na trasach w strefie miejskiej jeżdżą autobusy niskopodłogowe (w miarę możliwości) [TRIGGER]</text:p>
      <text:p text:style-name="Standard">- dana linia zawsze kończy trasę tylko na przystanku z którego wyruszał w danym dniu [?]</text:p>
      <text:p text:style-name="Standard">- po wyjechaniu określonej liczby cykli autobus powraca wraz z kierowcą do zajezdni (kierowca <text:s/>jest dostępny dla innych autobusów oraz autobus może wyjechać na inną trasę, bądź zostać jako autobus zastępczy) [TRIGGER]</text:p>
      <text:p text:style-name="Standard"/>
      <text:p text:style-name="Standard">- pracownicy po określonym wieku przechodzą na emeryturę, przez co zmniejsza się ilość pracowników [ZROBIONE]</text:p>
      <text:p text:style-name="Standard">- kierowcą autobusu może zostać osoba, która ukończyła 21 lat i ma zdane odpowiednie prawo jazdy (na autobus zwykły lub na autobus przegubowy lub na oba rodzaje) [ZROBIONE]</text:p>
      <text:p text:style-name="Standard">- konkretny autobus jest domyślnie dostępny po przejechaniu 1 cyklu [TRIGGER]</text:p>
      <text:p text:style-name="Standard">- (autobus robi 1 cykl przejeżdżając trasę od początkowego przystanku do końcowego i z powrotem)</text:p>
      <text:p text:style-name="Standard">(czas_przejazdu(początek → koniec) + czas_przejazdu(koniec → początek) = czas_cyklu) [ZROBIONE]</text:p>
      <text:p text:style-name="Standard">- każda linia ma 2 trasy (pierwsza to z przystanku początkowego do przystanku końcowego, a druga to powrót) [ZROBIONE]</text:p>
      <text:p text:style-name="Standard">- każda linia może przejeżdżać przez wiele stref komunikacyjnych [ZROBIONE]</text:p>
      <text:p text:style-name="Standard">//- każda linia zjeżdża do zajezdni, z której wyjechała</text:p>
      <text:p text:style-name="Standard">- od pewnej, ustalonej długości na daną trasę wyjeżdżają autobusy przegubowe [FUNKCJA]</text:p>
      <text:p text:style-name="Standard">- autobus pośpieszny może jeździć tylko w strefie miejskiej [CHECK]</text:p>
      <text:p text:style-name="Standard">- każda linia przebywa 2 jednoznacznie określone przez dane przystanki trasę (przy czym przystanek początkowy jest jednocześnie przystankiem końcowym, uwzględniając w tym trasę powrotną) [TRIGGER]</text:p>
      <text:p text:style-name="Standard">- przystanki w strefach/strefie podmiejskiej są „na żądanie” [TRIGGER] </text:p>
      <text:p text:style-name="Standard">- po przejechaniu określonej ilości km przez pojazd trafia on do najbliższej zajezdni z myjnią [TRIGGER]</text:p>
      <text:p text:style-name="Standard">- istnieją 2 strefy: miejska oraz podmiejska [ZROBION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2:39:00.51</meta:creation-date>
    <dc:date>2015-02-02T02:38:41.64</dc:date>
    <meta:editing-duration>P3DT19H10M5S</meta:editing-duration>
    <meta:editing-cycles>272</meta:editing-cycles>
    <meta:generator>OpenOffice.org/3.4.1$Win32 OpenOffice.org_project/341m1$Build-9593</meta:generator>
    <meta:document-statistic meta:table-count="0" meta:image-count="0" meta:object-count="0" meta:page-count="2" meta:paragraph-count="57" meta:word-count="832" meta:character-count="6247"/>
  </office:meta>
</office:document-meta>
</file>